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8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Location Present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season</text:p>
          </table:table-cell>
        </table:table-row>
        <table:table-row table:style-name="ro1">
          <table:table-cell office:value-type="string" calcext:value-type="string">
            <text:p>Brown Recluse</text:p>
          </table:table-cell>
          <table:table-cell office:value-type="string" calcext:value-type="string">
            <text:p>Missouri, Tennessee, Kansas, Arkansas, Louisiana, Oklahoma, eastern Texas</text:p>
          </table:table-cell>
          <table:table-cell office:value-type="string" calcext:value-type="string">
            <text:p><text:a xlink:href="https://www.healthline.com/health/spider-bites" xlink:type="simple">https://www.healthline.com/health/spider-bites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iggers</text:p>
          </table:table-cell>
          <table:table-cell table:number-columns-repeated="2"/>
          <table:table-cell table:style-name="ce1" office:value-type="string" calcext:value-type="string">
            <text:p>When the temperature falls below 60˚F (16˚C), chiggers become inactive. They die off when the temperature falls below 42˚F (6˚C).</text:p>
          </table:table-cell>
          <table:table-cell office:value-type="string" calcext:value-type="string">
            <text:p>spring, summer, fall</text:p>
          </table:table-cell>
        </table:table-row>
        <table:table-row table:style-name="ro1">
          <table:table-cell office:value-type="string" calcext:value-type="string">
            <text:p>Ticks</text:p>
          </table:table-cell>
          <table:table-cell table:number-columns-repeated="3"/>
          <table:table-cell office:value-type="string" calcext:value-type="string">
            <text:p>April to Septemb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1T18:24:41.854906601</meta:creation-date>
    <dc:date>2020-06-01T18:51:34.034712143</dc:date>
    <meta:editing-duration>PT26M50S</meta:editing-duration>
    <meta:editing-cycles>6</meta:editing-cycles>
    <meta:generator>LibreOffice/6.4.3.2$Linux_X86_64 LibreOffice_project/40$Build-2</meta:generator>
    <meta:document-statistic meta:table-count="1" meta:cell-count="13" meta:object-count="0"/>
  </office:meta>
</office:document-meta>
</file>